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D" style:family="table-column">
      <style:table-column-properties style:column-width="1.6736in" style:rel-column-width="1638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officeooo:rsid="000d8f01" officeooo:paragraph-rsid="000d8f01"/>
    </style:style>
    <style:style style:name="P2" style:family="paragraph" style:parent-style-name="Standard">
      <style:text-properties style:font-name="Ubuntu" officeooo:rsid="000dad26" officeooo:paragraph-rsid="000dad26"/>
    </style:style>
    <style:style style:name="P3" style:family="paragraph" style:parent-style-name="Standard">
      <style:text-properties style:font-name="Ubuntu" officeooo:rsid="000e4a0f" officeooo:paragraph-rsid="000e4a0f"/>
    </style:style>
    <style:style style:name="P4" style:family="paragraph" style:parent-style-name="Standard">
      <style:text-properties style:font-name="Ubuntu" officeooo:rsid="00114622" officeooo:paragraph-rsid="00114622"/>
    </style:style>
    <style:style style:name="P5" style:family="paragraph" style:parent-style-name="Standard">
      <style:text-properties style:font-name="Ubuntu" officeooo:rsid="001151fa" officeooo:paragraph-rsid="001151fa"/>
    </style:style>
    <style:style style:name="P6" style:family="paragraph" style:parent-style-name="Standard">
      <style:text-properties style:font-name="Ubuntu" officeooo:rsid="0011e1d7" officeooo:paragraph-rsid="0011e1d7"/>
    </style:style>
    <style:style style:name="P7" style:family="paragraph" style:parent-style-name="Standard">
      <style:text-properties style:font-name="Ubuntu" officeooo:rsid="0014aea9" officeooo:paragraph-rsid="0014aea9"/>
    </style:style>
    <style:style style:name="P8" style:family="paragraph" style:parent-style-name="Standard">
      <style:text-properties style:font-name="Ubuntu" style:text-underline-style="solid" style:text-underline-width="auto" style:text-underline-color="font-color" officeooo:rsid="0014bae6" officeooo:paragraph-rsid="0014bae6"/>
    </style:style>
    <style:style style:name="P9" style:family="paragraph" style:parent-style-name="Standard">
      <style:text-properties style:font-name="Ubuntu" officeooo:rsid="001d06c9" officeooo:paragraph-rsid="001d06c9"/>
    </style:style>
    <style:style style:name="P10" style:family="paragraph" style:parent-style-name="Standard">
      <style:text-properties style:font-name="Ubuntu" style:text-underline-style="none" officeooo:rsid="00200a33" officeooo:paragraph-rsid="00200a33"/>
    </style:style>
    <style:style style:name="P11" style:family="paragraph" style:parent-style-name="Standard">
      <style:text-properties style:font-name="Ubuntu" style:text-underline-style="none" officeooo:rsid="0020db6d" officeooo:paragraph-rsid="0020db6d"/>
    </style:style>
    <style:style style:name="P12" style:family="paragraph" style:parent-style-name="Standard">
      <style:text-properties style:font-name="Ubuntu" style:text-underline-style="none" officeooo:rsid="0020f453" officeooo:paragraph-rsid="0020f453"/>
    </style:style>
    <style:style style:name="P13" style:family="paragraph" style:parent-style-name="Standard">
      <style:text-properties style:font-name="Ubuntu" style:text-underline-style="none" officeooo:rsid="002228eb" officeooo:paragraph-rsid="002228eb"/>
    </style:style>
    <style:style style:name="P14" style:family="paragraph" style:parent-style-name="Standard">
      <style:text-properties style:font-name="Ubuntu" style:text-underline-style="none" officeooo:rsid="00226b11" officeooo:paragraph-rsid="00226b11"/>
    </style:style>
    <style:style style:name="P15" style:family="paragraph" style:parent-style-name="Standard">
      <style:text-properties style:font-name="Ubuntu" style:text-underline-style="none" officeooo:rsid="00240d3b" officeooo:paragraph-rsid="00240d3b"/>
    </style:style>
    <style:style style:name="P16" style:family="paragraph" style:parent-style-name="Standard">
      <style:text-properties style:font-name="Ubuntu" style:text-underline-style="none" officeooo:rsid="00252b8d" officeooo:paragraph-rsid="00252b8d"/>
    </style:style>
    <style:style style:name="P17" style:family="paragraph" style:parent-style-name="Standard">
      <style:text-properties style:font-name="Ubuntu" style:text-underline-style="none" officeooo:rsid="002c2c95" officeooo:paragraph-rsid="002c2c95"/>
    </style:style>
    <style:style style:name="P18" style:family="paragraph" style:parent-style-name="Standard">
      <style:text-properties style:font-name="Ubuntu" style:text-underline-style="none" officeooo:rsid="00358cfd" officeooo:paragraph-rsid="00358cfd"/>
    </style:style>
    <style:style style:name="P19" style:family="paragraph" style:parent-style-name="Standard">
      <style:text-properties style:font-name="Ubuntu" style:text-underline-style="none" officeooo:rsid="00372f62" officeooo:paragraph-rsid="00372f62"/>
    </style:style>
    <style:style style:name="P20" style:family="paragraph" style:parent-style-name="Standard">
      <style:text-properties style:font-name="Ubuntu" style:text-underline-style="none" officeooo:rsid="0039ea26" officeooo:paragraph-rsid="0039ea26"/>
    </style:style>
    <style:style style:name="P21" style:family="paragraph" style:parent-style-name="Standard">
      <style:text-properties style:font-name="Ubuntu" style:text-underline-style="none" officeooo:rsid="003af10b" officeooo:paragraph-rsid="003af10b"/>
    </style:style>
    <style:style style:name="P22" style:family="paragraph" style:parent-style-name="Standard">
      <style:text-properties style:font-name="Ubuntu" style:text-underline-style="none" officeooo:rsid="003afa39" officeooo:paragraph-rsid="003afa39"/>
    </style:style>
    <style:style style:name="P23" style:family="paragraph" style:parent-style-name="Standard">
      <style:text-properties style:font-name="Ubuntu" style:text-underline-style="none" officeooo:rsid="002f20b0" officeooo:paragraph-rsid="002f20b0"/>
    </style:style>
    <style:style style:name="P24" style:family="paragraph" style:parent-style-name="Standard">
      <style:text-properties style:font-name="Ubuntu" style:text-underline-style="none" officeooo:rsid="003c39f7" officeooo:paragraph-rsid="003c39f7"/>
    </style:style>
    <style:style style:name="P25" style:family="paragraph" style:parent-style-name="Standard">
      <style:text-properties style:font-name="Ubuntu" style:text-underline-style="none" officeooo:rsid="003df3c7" officeooo:paragraph-rsid="003df3c7"/>
    </style:style>
    <style:style style:name="P26" style:family="paragraph" style:parent-style-name="Standard">
      <style:text-properties style:font-name="Ubuntu" style:text-underline-style="none" officeooo:rsid="003f4138" officeooo:paragraph-rsid="003f4138"/>
    </style:style>
    <style:style style:name="P27" style:family="paragraph" style:parent-style-name="Standard">
      <style:text-properties style:font-name="Ubuntu" style:text-underline-style="none" officeooo:rsid="004277ff" officeooo:paragraph-rsid="004277ff"/>
    </style:style>
    <style:style style:name="P28" style:family="paragraph" style:parent-style-name="Standard">
      <style:text-properties style:font-name="Ubuntu" style:text-underline-style="none" officeooo:rsid="0043969b" officeooo:paragraph-rsid="0043969b"/>
    </style:style>
    <style:style style:name="P29" style:family="paragraph" style:parent-style-name="Standard">
      <style:text-properties style:font-name="Ubuntu" style:text-underline-style="none" officeooo:rsid="00463c48" officeooo:paragraph-rsid="00463c48"/>
    </style:style>
    <style:style style:name="P30" style:family="paragraph" style:parent-style-name="Standard">
      <style:text-properties style:font-name="Ubuntu" style:text-underline-style="none" officeooo:rsid="0049c325" officeooo:paragraph-rsid="0049c325"/>
    </style:style>
    <style:style style:name="P31" style:family="paragraph" style:parent-style-name="Standard">
      <style:text-properties style:font-name="Ubuntu" style:text-underline-style="none" officeooo:rsid="004b9386" officeooo:paragraph-rsid="004b9386"/>
    </style:style>
    <style:style style:name="P32" style:family="paragraph" style:parent-style-name="Standard">
      <style:text-properties style:font-name="Courier New" style:text-underline-style="none" officeooo:rsid="00277fac" officeooo:paragraph-rsid="00277fac"/>
    </style:style>
    <style:style style:name="P33" style:family="paragraph" style:parent-style-name="Standard">
      <style:text-properties style:font-name="Courier New" style:text-underline-style="none" officeooo:rsid="002c2c95" officeooo:paragraph-rsid="002c2c95"/>
    </style:style>
    <style:style style:name="P34" style:family="paragraph" style:parent-style-name="Standard">
      <style:text-properties style:font-name="Courier New" style:text-underline-style="none" officeooo:rsid="002e11d4" officeooo:paragraph-rsid="002e11d4"/>
    </style:style>
    <style:style style:name="P35" style:family="paragraph" style:parent-style-name="Standard">
      <style:text-properties style:font-name="Courier New" style:text-underline-style="none" officeooo:rsid="002f20b0" officeooo:paragraph-rsid="002f20b0"/>
    </style:style>
    <style:style style:name="P36" style:family="paragraph" style:parent-style-name="Standard">
      <style:text-properties style:font-name="Courier New" style:text-underline-style="none" officeooo:rsid="00310f28" officeooo:paragraph-rsid="00310f28"/>
    </style:style>
    <style:style style:name="P37" style:family="paragraph" style:parent-style-name="Standard">
      <style:text-properties style:font-name="Courier New" style:text-underline-style="none" officeooo:rsid="00310f28" officeooo:paragraph-rsid="00330532"/>
    </style:style>
    <style:style style:name="P38" style:family="paragraph" style:parent-style-name="Standard">
      <style:text-properties style:font-name="Courier New" style:text-underline-style="none" officeooo:rsid="00310f28" officeooo:paragraph-rsid="0034fdcf"/>
    </style:style>
    <style:style style:name="P39" style:family="paragraph" style:parent-style-name="Standard">
      <style:text-properties style:font-name="Courier New" style:text-underline-style="none" officeooo:rsid="003f4138" officeooo:paragraph-rsid="003f4138"/>
    </style:style>
    <style:style style:name="P40" style:family="paragraph" style:parent-style-name="Standard">
      <style:text-properties style:font-name="Courier New" style:text-underline-style="none" officeooo:rsid="00412cd3" officeooo:paragraph-rsid="00412cd3"/>
    </style:style>
    <style:style style:name="P41" style:family="paragraph" style:parent-style-name="Standard">
      <style:text-properties style:font-name="Courier New" style:text-underline-style="none" officeooo:rsid="004247d2" officeooo:paragraph-rsid="004247d2"/>
    </style:style>
    <style:style style:name="P42" style:family="paragraph" style:parent-style-name="Standard">
      <style:text-properties style:font-name="Courier New" style:text-underline-style="none" officeooo:rsid="004277ff" officeooo:paragraph-rsid="004277ff"/>
    </style:style>
    <style:style style:name="P43" style:family="paragraph" style:parent-style-name="Standard">
      <style:text-properties style:font-name="Courier New" style:text-underline-style="none" officeooo:rsid="0046af2c" officeooo:paragraph-rsid="0046af2c"/>
    </style:style>
    <style:style style:name="P44" style:family="paragraph" style:parent-style-name="Standard">
      <style:text-properties style:font-name="Courier New" style:text-underline-style="none" officeooo:rsid="0053996a" officeooo:paragraph-rsid="0053996a"/>
    </style:style>
    <style:style style:name="P45" style:family="paragraph" style:parent-style-name="Standard">
      <style:text-properties style:font-name="Courier New" style:text-underline-style="none" officeooo:rsid="00549f96" officeooo:paragraph-rsid="00549f96"/>
    </style:style>
    <style:style style:name="P46" style:family="paragraph" style:parent-style-name="Table_20_Contents">
      <style:paragraph-properties fo:text-align="center" style:justify-single-word="false"/>
      <style:text-properties style:font-name="Ubuntu" fo:font-weight="bold" officeooo:rsid="0014bae6" officeooo:paragraph-rsid="0014bae6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Ubuntu" fo:font-weight="bold" officeooo:rsid="00169b67" officeooo:paragraph-rsid="00169b67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Ubuntu"/>
    </style:style>
    <style:style style:name="P49" style:family="paragraph" style:parent-style-name="Table_20_Contents">
      <style:paragraph-properties fo:text-align="center" style:justify-single-word="false"/>
      <style:text-properties style:font-name="Ubuntu" officeooo:rsid="0014bae6" officeooo:paragraph-rsid="0014bae6"/>
    </style:style>
    <style:style style:name="P50" style:family="paragraph" style:parent-style-name="Table_20_Contents">
      <style:paragraph-properties fo:text-align="center" style:justify-single-word="false"/>
      <style:text-properties style:font-name="Ubuntu" officeooo:rsid="00158891" officeooo:paragraph-rsid="00158891"/>
    </style:style>
    <style:style style:name="P51" style:family="paragraph" style:parent-style-name="Table_20_Contents">
      <style:paragraph-properties fo:text-align="center" style:justify-single-word="false"/>
      <style:text-properties style:font-name="Ubuntu" officeooo:rsid="00169b67" officeooo:paragraph-rsid="00169b67"/>
    </style:style>
    <style:style style:name="P52" style:family="paragraph" style:parent-style-name="Table_20_Contents">
      <style:paragraph-properties fo:text-align="center" style:justify-single-word="false"/>
      <style:text-properties style:font-name="Ubuntu" officeooo:rsid="0016e0f8" officeooo:paragraph-rsid="0016e0f8"/>
    </style:style>
    <style:style style:name="P53" style:family="paragraph" style:parent-style-name="Table_20_Contents">
      <style:paragraph-properties fo:text-align="center" style:justify-single-word="false"/>
      <style:text-properties style:font-name="Ubuntu" officeooo:rsid="00189e11" officeooo:paragraph-rsid="00189e11"/>
    </style:style>
    <style:style style:name="P54" style:family="paragraph" style:parent-style-name="Table_20_Contents">
      <style:paragraph-properties fo:text-align="center" style:justify-single-word="false"/>
      <style:text-properties style:font-name="Ubuntu" officeooo:rsid="001a5c74" officeooo:paragraph-rsid="001a5c74"/>
    </style:style>
    <style:style style:name="P55" style:family="paragraph" style:parent-style-name="Table_20_Contents">
      <style:paragraph-properties fo:text-align="center" style:justify-single-word="false"/>
      <style:text-properties style:font-name="Ubuntu" officeooo:rsid="001b0f6e" officeooo:paragraph-rsid="001b0f6e"/>
    </style:style>
    <style:style style:name="P56" style:family="paragraph" style:parent-style-name="Table_20_Contents">
      <style:paragraph-properties fo:text-align="center" style:justify-single-word="false"/>
      <style:text-properties style:font-name="Ubuntu" officeooo:rsid="001c0bcb" officeooo:paragraph-rsid="001c0bcb"/>
    </style:style>
    <style:style style:name="P57" style:family="paragraph" style:parent-style-name="Standard">
      <style:text-properties style:font-name="Ubuntu" style:text-underline-style="none" officeooo:rsid="0056a497" officeooo:paragraph-rsid="0056a497"/>
    </style:style>
    <style:style style:name="P58" style:family="paragraph" style:parent-style-name="Standard">
      <style:text-properties style:font-name="Ubuntu" style:text-underline-style="none" officeooo:rsid="005ab8be" officeooo:paragraph-rsid="005ab8be"/>
    </style:style>
    <style:style style:name="P59" style:family="paragraph" style:parent-style-name="Standard">
      <style:text-properties style:font-name="Courier New" style:text-underline-style="none" officeooo:rsid="0056a497" officeooo:paragraph-rsid="0056a497"/>
    </style:style>
    <style:style style:name="P60" style:family="paragraph" style:parent-style-name="Standard">
      <style:text-properties style:font-name="Courier New" style:text-underline-style="none" officeooo:rsid="0058664d" officeooo:paragraph-rsid="0058664d"/>
    </style:style>
    <style:style style:name="P61" style:family="paragraph" style:parent-style-name="Standard">
      <style:text-properties style:font-name="Courier New" style:text-underline-style="none" officeooo:rsid="0058eabb" officeooo:paragraph-rsid="0058eabb"/>
    </style:style>
    <style:style style:name="T1" style:family="text">
      <style:text-properties officeooo:rsid="00136817"/>
    </style:style>
    <style:style style:name="T2" style:family="text">
      <style:text-properties officeooo:rsid="0014eed3"/>
    </style:style>
    <style:style style:name="T3" style:family="text">
      <style:text-properties officeooo:rsid="0016b76f"/>
    </style:style>
    <style:style style:name="T4" style:family="text">
      <style:text-properties officeooo:rsid="001b0f6e"/>
    </style:style>
    <style:style style:name="T5" style:family="text">
      <style:text-properties officeooo:rsid="001c0bcb"/>
    </style:style>
    <style:style style:name="T6" style:family="text">
      <style:text-properties officeooo:rsid="00240d3b"/>
    </style:style>
    <style:style style:name="T7" style:family="text">
      <style:text-properties officeooo:rsid="0026f82c"/>
    </style:style>
    <style:style style:name="T8" style:family="text">
      <style:text-properties officeooo:rsid="002a60dd"/>
    </style:style>
    <style:style style:name="T9" style:family="text">
      <style:text-properties style:font-name="Ubuntu"/>
    </style:style>
    <style:style style:name="T10" style:family="text">
      <style:text-properties officeooo:rsid="00330532"/>
    </style:style>
    <style:style style:name="T11" style:family="text">
      <style:text-properties officeooo:rsid="0033fcba"/>
    </style:style>
    <style:style style:name="T12" style:family="text">
      <style:text-properties officeooo:rsid="0034fdcf"/>
    </style:style>
    <style:style style:name="T13" style:family="text">
      <style:text-properties officeooo:rsid="00385b4a"/>
    </style:style>
    <style:style style:name="T14" style:family="text">
      <style:text-properties officeooo:rsid="0039ea26"/>
    </style:style>
    <style:style style:name="T15" style:family="text">
      <style:text-properties officeooo:rsid="003a8489"/>
    </style:style>
    <style:style style:name="T16" style:family="text">
      <style:text-properties officeooo:rsid="003f4138"/>
    </style:style>
    <style:style style:name="T17" style:family="text">
      <style:text-properties officeooo:rsid="00412cd3"/>
    </style:style>
    <style:style style:name="T18" style:family="text">
      <style:text-properties officeooo:rsid="004277ff"/>
    </style:style>
    <style:style style:name="T19" style:family="text">
      <style:text-properties officeooo:rsid="004455e0"/>
    </style:style>
    <style:style style:name="T20" style:family="text">
      <style:text-properties officeooo:rsid="0053219f"/>
    </style:style>
    <style:style style:name="T21" style:family="text">
      <style:text-properties officeooo:rsid="0058664d"/>
    </style:style>
    <style:style style:name="T22" style:family="text">
      <style:text-properties officeooo:rsid="005ab8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9/12/14</text:p>
      <text:p text:style-name="P1">Goal: Java classes</text:p>
      <text:p text:style-name="P2">Variables are the spice of life</text:p>
      <text:p text:style-name="P2"/>
      <text:p text:style-name="P3">&lt;type&gt; &lt;variable name&gt;; //declare</text:p>
      <text:p text:style-name="P3"/>
      <text:p text:style-name="P3">classes that another class needs do not need to be compiled; only the main one.</text:p>
      <text:p text:style-name="P3"/>
      <text:p text:style-name="P4">9/16/14</text:p>
      <text:p text:style-name="P4">Goal: Variables are the spice of life</text:p>
      <text:p text:style-name="P4"/>
      <text:p text:style-name="P5">private vs public: when a variable or function is private, it cannot be used directly in another class. To resolve this, make it public.</text:p>
      <text:p text:style-name="P5"/>
      <text:p text:style-name="P6">Public “int” getCounter(){</text:p>
      <text:p text:style-name="P6"><text:tab/>return counter;</text:p>
      <text:p text:style-name="P6">}</text:p>
      <text:p text:style-name="P6"/>
      <text:p text:style-name="P6">^^ get/accessor <text:span text:style-name="T1">method</text:span></text:p>
      <text:p text:style-name="P6"/>
      <text:p text:style-name="P6">public void setCounter(int v){</text:p>
      <text:p text:style-name="P6"><text:tab/>counter = v;</text:p>
      <text:p text:style-name="P6">}</text:p>
      <text:p text:style-name="P6"/>
      <text:p text:style-name="P6">^^ set/mutator method</text:p>
      <text:p text:style-name="P6"/>
      <text:p text:style-name="P7">9/17/14</text:p>
      <text:p text:style-name="P7">Goal: Writing Functions</text:p>
      <text:p text:style-name="P7"/>
      <text:p text:style-name="P9">Primitive types: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46">Type</text:p>
          </table:table-cell>
          <table:table-cell table:style-name="Table1.A1" office:value-type="string">
            <text:p text:style-name="P47">Name</text:p>
          </table:table-cell>
          <table:table-cell table:style-name="Table1.A1" office:value-type="string">
            <text:p text:style-name="P47">Size</text:p>
          </table:table-cell>
          <table:table-cell table:style-name="Table1.D1" office:value-type="string">
            <text:p text:style-name="P47">Range of Values</text:p>
          </table:table-cell>
        </table:table-row>
        <table:table-row>
          <table:table-cell table:style-name="Table1.A2" office:value-type="string">
            <text:p text:style-name="P49">Integer</text:p>
          </table:table-cell>
          <table:table-cell table:style-name="Table1.A2" office:value-type="string">
            <text:p text:style-name="P51"><text:span text:style-name="T4">b</text:span>yte</text:p>
            <text:p text:style-name="P52"><text:span text:style-name="T4">s</text:span>hort</text:p>
            <text:p text:style-name="P52"><text:s/>* <text:span text:style-name="T4">i</text:span>nt</text:p>
            <text:p text:style-name="P52"><text:span text:style-name="T4">l</text:span>ong</text:p>
          </table:table-cell>
          <table:table-cell table:style-name="Table1.A2" office:value-type="string">
            <text:p text:style-name="P51">8 bits</text:p>
            <text:p text:style-name="P52">16 bits</text:p>
            <text:p text:style-name="P52">32 bits</text:p>
            <text:p text:style-name="P52">64 bits</text:p>
          </table:table-cell>
          <table:table-cell table:style-name="Table1.D2" office:value-type="string">
            <text:p text:style-name="P48">-<text:span text:style-name="T3">128 to 127</text:span></text:p>
            <text:p text:style-name="P52">''</text:p>
            <text:p text:style-name="P52">''</text:p>
            <text:p text:style-name="P52">''</text:p>
          </table:table-cell>
        </table:table-row>
        <table:table-row>
          <table:table-cell table:style-name="Table1.A2" office:value-type="string">
            <text:p text:style-name="P49">Floating point</text:p>
          </table:table-cell>
          <table:table-cell table:style-name="Table1.A2" office:value-type="string">
            <text:p text:style-name="P53"><text:span text:style-name="T4">f</text:span>loat</text:p>
            <text:p text:style-name="P53">* double</text:p>
          </table:table-cell>
          <table:table-cell table:style-name="Table1.A2" office:value-type="string">
            <text:p text:style-name="P53">32 bit</text:p>
            <text:p text:style-name="P53">64 bit</text:p>
          </table:table-cell>
          <table:table-cell table:style-name="Table1.D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9">Characte<text:span text:style-name="T2">r</text:span></text:p>
          </table:table-cell>
          <table:table-cell table:style-name="Table1.A2" office:value-type="string">
            <text:p text:style-name="P54"><text:span text:style-name="T4">* c</text:span>har </text:p>
          </table:table-cell>
          <table:table-cell table:style-name="Table1.A2" office:value-type="string">
            <text:p text:style-name="P54">16 bits</text:p>
          </table:table-cell>
          <table:table-cell table:style-name="Table1.D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50">Boolean</text:p>
          </table:table-cell>
          <table:table-cell table:style-name="Table1.A2" office:value-type="string">
            <text:p text:style-name="P55">* boolean</text:p>
          </table:table-cell>
          <table:table-cell table:style-name="Table1.A2" office:value-type="string">
            <text:p text:style-name="P48">***<text:span text:style-name="T5">SPECIAL***</text:span></text:p>
            <text:p text:style-name="P56">JVM DEPENDENT</text:p>
          </table:table-cell>
          <table:table-cell table:style-name="Table1.D2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D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D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D2" office:value-type="string">
            <text:p text:style-name="P48"/>
          </table:table-cell>
        </table:table-row>
      </table:table>
      <text:p text:style-name="P8"/>
      <text:p text:style-name="P10">Type casting: </text:p>
      <text:p text:style-name="P10">(new type) value/expression/variable;</text:p>
      <text:p text:style-name="P10">ex:</text:p>
      <text:p text:style-name="P10">(int) 5.2 → 5</text:p>
      <text:p text:style-name="P11"><text:soft-page-break/>(double) 5 → 5.0</text:p>
      <text:p text:style-name="P11">(int) 'a' → ?</text:p>
      <text:p text:style-name="P11"/>
      <text:p text:style-name="P11"/>
      <text:p text:style-name="P11">This doesn't work: (int) “Bob”</text:p>
      <text:p text:style-name="P11"/>
      <text:p text:style-name="P13">Operations on two values of the same type: <text:span text:style-name="T6">result is same type</text:span></text:p>
      <text:p text:style-name="P12">2 * 3 → 6</text:p>
      <text:p text:style-name="P12">3 / 2 → 1 </text:p>
      <text:p text:style-name="P13">3.0 / 2.0 → 1.5</text:p>
      <text:p text:style-name="P13"/>
      <text:p text:style-name="P14">Two values of different types: <text:span text:style-name="T6">result is the larger/broader type</text:span></text:p>
      <text:p text:style-name="P15">2 * 3.0 → 6.0</text:p>
      <text:p text:style-name="P15">1 / 2 + 0.0 → 0.0</text:p>
      <text:p text:style-name="P12"/>
      <text:p text:style-name="P16">9/18/14</text:p>
      <text:p text:style-name="P16">Goal:</text:p>
      <text:p text:style-name="P16"/>
      <text:p text:style-name="P16">“<text:span text:style-name="T7">this” means “the current object”</text:span></text:p>
      <text:p text:style-name="P16"/>
      <text:p text:style-name="P16"/>
      <text:p text:style-name="P17"/>
      <text:p text:style-name="P33">public coordinate(){</text:p>
      <text:p text:style-name="P33">}</text:p>
      <text:p text:style-name="P33"/>
      <text:p text:style-name="P32">public coordinate(int x, int y){</text:p>
      <text:p text:style-name="P32"><text:tab/><text:span text:style-name="T8">setX(x);</text:span></text:p>
      <text:p text:style-name="P32"><text:tab/><text:span text:style-name="T8">setY(y);</text:span></text:p>
      <text:p text:style-name="P32">}</text:p>
      <text:p text:style-name="P32"/>
      <text:p text:style-name="P34">toString()<text:span text:style-name="T9"> is an existing method. It makes a string representation of an object.</text:span></text:p>
      <text:p text:style-name="P34"/>
      <text:p text:style-name="P23">9/22/14</text:p>
      <text:p text:style-name="P35"/>
      <text:p text:style-name="P23">When you make a copy of an object, you're basically giving the other object the address, not the actual content. The address points to another location in memory.</text:p>
      <text:p text:style-name="P35"/>
      <text:p text:style-name="P36"/>
      <text:p text:style-name="P37">Public class objects{</text:p>
      <text:p text:style-name="P37"><text:tab/>public static void main(String[] args){</text:p>
      <text:p text:style-name="P37"><text:tab/><text:tab/>String s1 = “Hello”;</text:p>
      <text:p text:style-name="P37"><text:tab/><text:tab/>String s2 = “Hello”;</text:p>
      <text:p text:style-name="P37"><text:tab/><text:tab/><text:span text:style-name="T10">String s3 = “He” + “llo”</text:span></text:p>
      <text:p text:style-name="P37"><text:tab/><text:tab/><text:span text:style-name="T11">String s4 = new String(“Hello”);</text:span></text:p>
      <text:p text:style-name="P37"><text:tab/><text:tab/><text:span text:style-name="T11">String s5 = new String(“Hello”);</text:span></text:p>
      <text:p text:style-name="P37"/>
      <text:p text:style-name="P37"><text:tab/><text:tab/>System.out.println(“s1 == s2 : “ + (s1 == s2));</text:p>
      <text:p text:style-name="P37"><text:tab/><text:tab/>System.out.println(“s1 == s<text:span text:style-name="T10">3</text:span> : “ + (s1 == s<text:span text:style-name="T10">3</text:span>));</text:p>
      <text:p text:style-name="P38"><text:tab/><text:tab/>System.out.println(“s1 == s<text:span text:style-name="T12">4</text:span> : “ + (s1 == s<text:span text:style-name="T12">4</text:span>));</text:p>
      <text:p text:style-name="P38"/>
      <text:p text:style-name="P38"><text:tab/><text:tab/><text:span text:style-name="T13">coordinate a = new coordinate();</text:span></text:p>
      <text:p text:style-name="P38"><text:tab/><text:tab/><text:span text:style-name="T13">coordinate b = a;</text:span></text:p>
      <text:p text:style-name="P38"><text:tab/><text:tab/><text:span text:style-name="T13">System.out.println(a);</text:span></text:p>
      <text:p text:style-name="P38"><text:soft-page-break/><text:tab/><text:tab/><text:span text:style-name="T13">System.out.println(b);</text:span></text:p>
      <text:p text:style-name="P38"><text:tab/><text:tab/><text:span text:style-name="T14">a.setX(-1);</text:span></text:p>
      <text:p text:style-name="P38"><text:tab/><text:tab/><text:span text:style-name="T14">System.out.println(a);</text:span></text:p>
      <text:p text:style-name="P38"><text:tab/><text:tab/><text:span text:style-name="T14">System.out.println(b);</text:span></text:p>
      <text:p text:style-name="P37"><text:tab/>}</text:p>
      <text:p text:style-name="P37">}</text:p>
      <text:p text:style-name="P18">Note that s1 is NOT THE same as s4. ALSO s5 IS NOT THE SAME AS s4.</text:p>
      <text:p text:style-name="P18"/>
      <text:p text:style-name="P19">Every time you make a new object, you intialize the object somewhere else. The “new” keyword allocates memory in an empty space <text:span text:style-name="T15">and initialize it</text:span>.</text:p>
      <text:p text:style-name="P19"/>
      <text:p text:style-name="P20">By changing the attributes of an object, you're pretty much changing the address of the object.</text:p>
      <text:p text:style-name="P20"/>
      <text:p text:style-name="P20">OBJECTS ARE MUTABLE</text:p>
      <text:p text:style-name="P20"/>
      <text:p text:style-name="P21">a = null;</text:p>
      <text:p text:style-name="P21"/>
      <text:p text:style-name="P22">^^ even if you do that, the object will still exist, since it's only an address.</text:p>
      <text:p text:style-name="P22"/>
      <text:p text:style-name="P24">If nothing points to an object, the garbage collector will destroy the object. Similar to python.</text:p>
      <text:p text:style-name="P24"/>
      <text:p text:style-name="P25">9/23/14</text:p>
      <text:p text:style-name="P25"/>
      <text:p text:style-name="P25">a.equals(b) compares the actual content of two strings a and b</text:p>
      <text:p text:style-name="P25">a == b compares the ADDRESS instead.</text:p>
      <text:p text:style-name="P25"/>
      <text:p text:style-name="P26">9/29/14</text:p>
      <text:p text:style-name="P26">Goal: if statements</text:p>
      <text:p text:style-name="P26"/>
      <text:p text:style-name="P39">if(a)<text:span text:style-name="T17">{</text:span></text:p>
      <text:p text:style-name="P39"><text:tab/>b</text:p>
      <text:p text:style-name="P40"><text:tab/>c</text:p>
      <text:p text:style-name="P40">}<text:span text:style-name="T16">else if(e){</text:span></text:p>
      <text:p text:style-name="P39"><text:tab/>c</text:p>
      <text:p text:style-name="P41"><text:tab/>d</text:p>
      <text:p text:style-name="P40">}<text:span text:style-name="T18">else{</text:span></text:p>
      <text:p text:style-name="P42"><text:tab/>f</text:p>
      <text:p text:style-name="P42"><text:tab/>g</text:p>
      <text:p text:style-name="P42">}</text:p>
      <text:p text:style-name="P42"/>
      <text:p text:style-name="P27"><text:tab/></text:p>
      <text:p text:style-name="P28">account number: 100,000,000 to 999,999,999</text:p>
      <text:p text:style-name="P28">Pin: ints</text:p>
      <text:p text:style-name="P28"/>
      <text:p text:style-name="P28">withdraw and deposit: input must be positive</text:p>
      <text:p text:style-name="P28">withdraw: can't withdraw more tha<text:span text:style-name="T19">n </text:span>the balance</text:p>
      <text:p text:style-name="P28"/>
      <text:p text:style-name="P29"/>
      <text:p text:style-name="P29"/>
      <text:p text:style-name="P29"/>
      <text:p text:style-name="P29"/>
      <text:p text:style-name="P29"><text:soft-page-break/>9/30/14</text:p>
      <text:p text:style-name="P29">Goal: While loops</text:p>
      <text:p text:style-name="P29"/>
      <text:p text:style-name="P29"/>
      <text:p text:style-name="P43">int x = 0;</text:p>
      <text:p text:style-name="P43">while(x &lt; 10){</text:p>
      <text:p text:style-name="P43"><text:tab/>x = x + 1;</text:p>
      <text:p text:style-name="P43">}</text:p>
      <text:p text:style-name="P43"/>
      <text:p text:style-name="P30">x = x + 1 is x += 1 is x++</text:p>
      <text:p text:style-name="P30"/>
      <text:p text:style-name="P31">10/<text:span text:style-name="T20">2</text:span>/14</text:p>
      <text:p text:style-name="P31"/>
      <text:p text:style-name="P44">int x = 0; // initialize</text:p>
      <text:p text:style-name="P44">while(x &gt; -4){ // test</text:p>
      <text:p text:style-name="P44"><text:tab/>//code</text:p>
      <text:p text:style-name="P44"><text:tab/>x -= 2; //change the test</text:p>
      <text:p text:style-name="P45">}</text:p>
      <text:p text:style-name="P45"/>
      <text:p text:style-name="P45">for(int x = 0; x &gt; -4; x -= 2){</text:p>
      <text:p text:style-name="P45"><text:tab/>//code</text:p>
      <text:p text:style-name="P45">}</text:p>
      <text:p text:style-name="P45"/>
      <text:p text:style-name="P57">10/6/14</text:p>
      <text:p text:style-name="P57">Goal: Inheritance</text:p>
      <text:p text:style-name="P57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11:51:59.895969462</meta:creation-date>
    <meta:generator>LibreOffice/4.2.6.3$Linux_X86_64 LibreOffice_project/420m0$Build-3</meta:generator>
    <dc:date>2014-10-06T12:34:16.663117617</dc:date>
    <meta:editing-duration>PT3H58M8S</meta:editing-duration>
    <meta:editing-cycles>69</meta:editing-cycles>
    <meta:document-statistic meta:table-count="1" meta:image-count="0" meta:object-count="0" meta:page-count="4" meta:paragraph-count="138" meta:word-count="554" meta:character-count="2976" meta:non-whitespace-character-count="2508"/>
  </office:meta>
</office:document-meta>
</file>